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style:line-height-at-least="0.1189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2" style:family="paragraph" style:parent-style-name="Standard">
      <style:paragraph-properties fo:margin-left="0.5in" fo:margin-right="0in" style:line-height-at-least="0.1189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Times-Roman" fo:font-size="6pt" fo:letter-spacing="normal" style:letter-kerning="false" style:font-name-asian="Times-Roman" style:font-size-asian="6pt" style:font-name-complex="Times-Roman" style:font-size-complex="6pt"/>
    </style:style>
    <style:style style:name="P3" style:family="paragraph" style:parent-style-name="Heading_20_3">
      <style:text-properties officeooo:paragraph-rsid="001d1c79"/>
    </style:style>
    <style:style style:name="T1" style:family="text">
      <style:text-properties fo:color="#000000" style:font-name="Times-Roman" fo:font-size="6pt" fo:letter-spacing="normal" style:letter-kerning="true" style:font-name-asian="Times-Roman" style:font-size-asian="6pt" style:font-name-complex="Times-Roman" style:font-size-complex="6pt"/>
    </style:style>
    <style:style style:name="T2" style:family="text">
      <style:text-properties fo:color="#000000" style:font-name="Times-Roman" fo:font-size="6pt" fo:letter-spacing="normal" style:letter-kerning="false" style:font-name-asian="Times-Roman" style:font-size-asian="6pt" style:font-name-complex="Times-Roman" style:font-size-complex="6pt"/>
    </style:style>
    <style:style style:name="T3" style:family="text">
      <style:text-properties officeooo:rsid="001d1c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span text:style-name="T3">Cluster of Questions and Outputs</text:span></text:h>
      <text:h text:style-name="Heading_20_3" text:outline-level="3">Questions</text:h>
      <text:p text:style-name="P2">If data is exposed what is the hoster's responsibility</text:p>
      <text:p text:style-name="P2">Hosting is more than a data dump. Who looks at the logs</text:p>
      <text:p text:style-name="P2">What are the risks? Can we make this tangible?</text:p>
      <text:p text:style-name="P2">Security versus privacy in hosting considerations</text:p>
      <text:p text:style-name="P2">Balance between user autonomy and security</text:p>
      <text:p text:style-name="P2">What is hoster's responsibility, what is the users' responsibility?</text:p>
      <text:p text:style-name="P2">Self-reporting by hosting providers</text:p>
      <text:p text:style-name="P2">What kinds of users are there in the NGO world</text:p>
      <text:p text:style-name="P2">What are appropriate contingency measures?</text:p>
      <text:p text:style-name="P2">I am a sysadmin at an NGO that wants to selfhost our things, how do I know I am doing the right thing?</text:p>
      <text:p text:style-name="P2">How users can make better decisions</text:p>
      <text:p text:style-name="P2">Shared hosting considerations for sensitive data hosting</text:p>
      <text:p text:style-name="P2">Anonymized hosting using TOR hidden services</text:p>
      <text:p text:style-name="P2">How to explain technical questions to non-technical users</text:p>
      <text:p text:style-name="P2">What do I tell people at risk about their data</text:p>
      <text:p text:style-name="P2">Who can you ask for help?</text:p>
      <text:p text:style-name="P2">How involved should victims/at-risk/beneficiaries be in hosting decisions?</text:p>
      <text:p text:style-name="P2">Jurisdiction decision-making</text:p>
      <text:p text:style-name="P2">Jurisdiction awareness</text:p>
      <text:p text:style-name="P2">Where is the best, most privacy-friendly place to host my data?</text:p>
      <text:p text:style-name="P2">What are the most common mistakes for a hoster to avoid</text:p>
      <text:p text:style-name="P2">How do we establish levels of data sensitivity? Should we?</text:p>
      <text:p text:style-name="P2">Debunking the myths of jurisdictions and hosting</text:p>
      <text:p text:style-name="P2">How will I know if my hosting is bad?</text:p>
      <text:p text:style-name="P2">How to find your blind spots</text:p>
      <text:p text:style-name="P2">Possibility of a hardened hosting service</text:p>
      <text:p text:style-name="P2">What to tell your clients you are doing to assure and to protect</text:p>
      <text:p text:style-name="P2">No credit cards?! How do they pay you</text:p>
      <text:p text:style-name="P2">Cost for responsible hosting versus corporate/irresponsible</text:p>
      <text:p text:style-name="P2">How to validate responsible hosting company</text:p>
      <text:p text:style-name="P2">Should a certification process be established</text:p>
      <text:p text:style-name="P2">I work with human rights orgs with little cash and sensitive data - who will take them on as clients? </text:p>
      <text:h text:style-name="Heading_20_3" text:outline-level="3">Possible Outputs </text:h>
      <text:p text:style-name="P2">Migration processes/tasks from irresponsible --&gt; responsible</text:p>
      <text:p text:style-name="P2">What information people need to pick a host intelligently</text:p>
      <text:p text:style-name="P2">Responsible things to do when building a web platform</text:p>
      <text:p text:style-name="P2">What to ask your hosting provider</text:p>
      <text:p text:style-name="P2">Checklist for choosing hosting for NGOs</text:p>
      <text:p text:style-name="P2">Top five action points for better hosting in our own org</text:p>
      <text:p text:style-name="P2">Checklist for an org that is about to grow, and what pitfalls to avoid</text:p>
      <text:p text:style-name="P2">User stories for hosting solutions</text:p>
      <text:p text:style-name="P2">What to do when you migrate</text:p>
      <text:p text:style-name="P2">What to look for to protect your online identity (DNS, WhoIs, jurisdiction, SSL, etc)</text:p>
      <text:p text:style-name="P2">The sensitive data project cheat sheet</text:p>
      <text:p text:style-name="P2">Template for a privacy policy page</text:p>
      <text:p text:style-name="P2">List of audit-options/certificates that actually mean something (e.g. not ISO27001)</text:p>
      <text:p text:style-name="P2">Policies or notes on how to react to a hack</text:p>
      <text:p text:style-name="P2">3rd party services (map them, find alternatives for your site)</text:p>
      <text:p text:style-name="P2">Self-hosted or locally hosted alternatives to the big 5s tools</text:p>
      <text:p text:style-name="P2">Who has your data? Visualize!</text:p>
      <text:p text:style-name="P2">What are you storing and why</text:p>
      <text:p text:style-name="P2">List of specification requirements based on several common threat models</text:p>
      <text:p text:style-name="P2">Logging decisions - processes and decision tree</text:p>
      <text:p text:style-name="P2">Non-technical project manager responsible hosting cheat sheet</text:p>
      <text:p text:style-name="P2">Good example of navigating ownership in a shared database</text:p>
      <text:p text:style-name="P2">Top questions to ask a hoster (that we can answer)</text:p>
      <text:p text:style-name="P2">List of things (not) to expect from my hoster</text:p>
      <text:p text:style-name="P2">Hosting set-up wiz and cheat sheet for directors</text:p>
      <text:p text:style-name="P2">Things to ask my (new) hosting provider</text:p>
      <text:p text:style-name="P2">What are the signs of a bad provider (list)</text:p>
      <text:p text:style-name="P2">Drafting an understandble statement of responsibility</text:p>
      <text:p text:style-name="P2">How can usage stats be created without violating privacy</text:p>
      <text:p text:style-name="P2">IT infrastructure for a dream set-up for a large NGO</text:p>
      <text:p text:style-name="P2">Checklist system for organizations to help them think through what they are hosting</text:p>
      <text:p text:style-name="P1"><text:span text:style-name="T2">Starter pack for what people need to know about hosting (before they start with a new hosting provide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/>
    <style:style style:name="RTF_5f_Num_20_18_20_1" style:display-name="RTF_Num 18 1" style:family="text"/>
    <style:style style:name="RTF_5f_Num_20_19_20_1" style:display-name="RTF_Num 19 1" style:family="text"/>
    <style:style style:name="RTF_5f_Num_20_20_20_1" style:display-name="RTF_Num 20 1" style:family="text"/>
    <style:style style:name="RTF_5f_Num_20_21_20_1" style:display-name="RTF_Num 21 1" style:family="text"/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/>
    <style:style style:name="RTF_5f_Num_20_25_20_1" style:display-name="RTF_Num 25 1" style:family="text"/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/>
    <style:style style:name="RTF_5f_Num_20_29_20_1" style:display-name="RTF_Num 29 1" style:family="text"/>
    <style:style style:name="RTF_5f_Num_20_30_20_1" style:display-name="RTF_Num 30 1" style:family="text"/>
    <style:style style:name="RTF_5f_Num_20_31_20_1" style:display-name="RTF_Num 31 1" style:family="text"/>
    <style:style style:name="RTF_5f_Num_20_32_20_1" style:display-name="RTF_Num 32 1" style:family="text"/>
    <style:style style:name="RTF_5f_Num_20_33_20_1" style:display-name="RTF_Num 33 1" style:family="text"/>
    <style:style style:name="RTF_5f_Num_20_34_20_1" style:display-name="RTF_Num 34 1" style:family="text"/>
    <style:style style:name="RTF_5f_Num_20_35_20_1" style:display-name="RTF_Num 35 1" style:family="text"/>
    <style:style style:name="RTF_5f_Num_20_36_20_1" style:display-name="RTF_Num 36 1" style:family="text"/>
    <style:style style:name="RTF_5f_Num_20_37_20_1" style:display-name="RTF_Num 37 1" style:family="text"/>
    <style:style style:name="RTF_5f_Num_20_38_20_1" style:display-name="RTF_Num 38 1" style:family="text"/>
    <style:style style:name="RTF_5f_Num_20_39_20_1" style:display-name="RTF_Num 39 1" style:family="text"/>
    <style:style style:name="RTF_5f_Num_20_40_20_1" style:display-name="RTF_Num 40 1" style:family="text"/>
    <style:style style:name="RTF_5f_Num_20_41_20_1" style:display-name="RTF_Num 41 1" style:family="text"/>
    <style:style style:name="RTF_5f_Num_20_42_20_1" style:display-name="RTF_Num 42 1" style:family="text"/>
    <style:style style:name="RTF_5f_Num_20_43_20_1" style:display-name="RTF_Num 43 1" style:family="text"/>
    <style:style style:name="RTF_5f_Num_20_44_20_1" style:display-name="RTF_Num 44 1" style:family="text"/>
    <style:style style:name="RTF_5f_Num_20_45_20_1" style:display-name="RTF_Num 45 1" style:family="text"/>
    <style:style style:name="RTF_5f_Num_20_46_20_1" style:display-name="RTF_Num 46 1" style:family="text"/>
    <style:style style:name="RTF_5f_Num_20_47_20_1" style:display-name="RTF_Num 47 1" style:family="text"/>
    <style:style style:name="RTF_5f_Num_20_48_20_1" style:display-name="RTF_Num 48 1" style:family="text"/>
    <style:style style:name="RTF_5f_Num_20_49_20_1" style:display-name="RTF_Num 49 1" style:family="text"/>
    <style:style style:name="RTF_5f_Num_20_50_20_1" style:display-name="RTF_Num 50 1" style:family="text"/>
    <style:style style:name="RTF_5f_Num_20_51_20_1" style:display-name="RTF_Num 51 1" style:family="text"/>
    <style:style style:name="RTF_5f_Num_20_52_20_1" style:display-name="RTF_Num 52 1" style:family="text"/>
    <style:style style:name="RTF_5f_Num_20_53_20_1" style:display-name="RTF_Num 53 1" style:family="text"/>
    <style:style style:name="RTF_5f_Num_20_54_20_1" style:display-name="RTF_Num 54 1" style:family="text"/>
    <style:style style:name="RTF_5f_Num_20_55_20_1" style:display-name="RTF_Num 55 1" style:family="text"/>
    <style:style style:name="RTF_5f_Num_20_56_20_1" style:display-name="RTF_Num 56 1" style:family="text"/>
    <style:style style:name="RTF_5f_Num_20_57_20_1" style:display-name="RTF_Num 57 1" style:family="text"/>
    <style:style style:name="RTF_5f_Num_20_58_20_1" style:display-name="RTF_Num 58 1" style:family="text"/>
    <style:style style:name="RTF_5f_Num_20_59_20_1" style:display-name="RTF_Num 59 1" style:family="text"/>
    <style:style style:name="RTF_5f_Num_20_60_20_1" style:display-name="RTF_Num 60 1" style:family="text"/>
    <style:style style:name="RTF_5f_Num_20_61_20_1" style:display-name="RTF_Num 61 1" style:family="text"/>
    <style:style style:name="RTF_5f_Num_20_62_20_1" style:display-name="RTF_Num 62 1" style:family="text"/>
    <style:style style:name="RTF_5f_Num_20_63_20_1" style:display-name="RTF_Num 63 1" style:family="text"/>
    <style:style style:name="RTF_5f_Num_20_64_20_1" style:display-name="RTF_Num 64 1" style:family="text"/>
    <style:style style:name="RTF_5f_Num_20_65_20_1" style:display-name="RTF_Num 65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5" style:display-name="RTF_Num 15">
      <text:list-level-style-bullet text:level="1" text:style-name="RTF_5f_Num_20_1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6" style:display-name="RTF_Num 16">
      <text:list-level-style-bullet text:level="1" text:style-name="RTF_5f_Num_20_1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7" style:display-name="RTF_Num 17">
      <text:list-level-style-bullet text:level="1" text:style-name="RTF_5f_Num_20_1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8" style:display-name="RTF_Num 18">
      <text:list-level-style-bullet text:level="1" text:style-name="RTF_5f_Num_20_1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9" style:display-name="RTF_Num 19">
      <text:list-level-style-bullet text:level="1" text:style-name="RTF_5f_Num_20_1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0" style:display-name="RTF_Num 20">
      <text:list-level-style-bullet text:level="1" text:style-name="RTF_5f_Num_20_2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1" style:display-name="RTF_Num 21">
      <text:list-level-style-bullet text:level="1" text:style-name="RTF_5f_Num_20_2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2" style:display-name="RTF_Num 22">
      <text:list-level-style-bullet text:level="1" text:style-name="RTF_5f_Num_20_2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3" style:display-name="RTF_Num 23">
      <text:list-level-style-bullet text:level="1" text:style-name="RTF_5f_Num_20_2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4" style:display-name="RTF_Num 24">
      <text:list-level-style-bullet text:level="1" text:style-name="RTF_5f_Num_20_2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5" style:display-name="RTF_Num 25">
      <text:list-level-style-bullet text:level="1" text:style-name="RTF_5f_Num_20_2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6" style:display-name="RTF_Num 26">
      <text:list-level-style-bullet text:level="1" text:style-name="RTF_5f_Num_20_2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7" style:display-name="RTF_Num 27">
      <text:list-level-style-bullet text:level="1" text:style-name="RTF_5f_Num_20_2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8" style:display-name="RTF_Num 28">
      <text:list-level-style-bullet text:level="1" text:style-name="RTF_5f_Num_20_2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9" style:display-name="RTF_Num 29">
      <text:list-level-style-bullet text:level="1" text:style-name="RTF_5f_Num_20_2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0" style:display-name="RTF_Num 30">
      <text:list-level-style-bullet text:level="1" text:style-name="RTF_5f_Num_20_3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1" style:display-name="RTF_Num 31">
      <text:list-level-style-bullet text:level="1" text:style-name="RTF_5f_Num_20_3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2" style:display-name="RTF_Num 32">
      <text:list-level-style-bullet text:level="1" text:style-name="RTF_5f_Num_20_3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3" style:display-name="RTF_Num 33">
      <text:list-level-style-bullet text:level="1" text:style-name="RTF_5f_Num_20_3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4" style:display-name="RTF_Num 34">
      <text:list-level-style-bullet text:level="1" text:style-name="RTF_5f_Num_20_3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5" style:display-name="RTF_Num 35">
      <text:list-level-style-bullet text:level="1" text:style-name="RTF_5f_Num_20_3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6" style:display-name="RTF_Num 36">
      <text:list-level-style-bullet text:level="1" text:style-name="RTF_5f_Num_20_3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7" style:display-name="RTF_Num 37">
      <text:list-level-style-bullet text:level="1" text:style-name="RTF_5f_Num_20_3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8" style:display-name="RTF_Num 38">
      <text:list-level-style-bullet text:level="1" text:style-name="RTF_5f_Num_20_3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9" style:display-name="RTF_Num 39">
      <text:list-level-style-bullet text:level="1" text:style-name="RTF_5f_Num_20_3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0" style:display-name="RTF_Num 40">
      <text:list-level-style-bullet text:level="1" text:style-name="RTF_5f_Num_20_4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1" style:display-name="RTF_Num 41">
      <text:list-level-style-bullet text:level="1" text:style-name="RTF_5f_Num_20_4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2" style:display-name="RTF_Num 42">
      <text:list-level-style-bullet text:level="1" text:style-name="RTF_5f_Num_20_4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3" style:display-name="RTF_Num 43">
      <text:list-level-style-bullet text:level="1" text:style-name="RTF_5f_Num_20_4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4" style:display-name="RTF_Num 44">
      <text:list-level-style-bullet text:level="1" text:style-name="RTF_5f_Num_20_4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5" style:display-name="RTF_Num 45">
      <text:list-level-style-bullet text:level="1" text:style-name="RTF_5f_Num_20_4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6" style:display-name="RTF_Num 46">
      <text:list-level-style-bullet text:level="1" text:style-name="RTF_5f_Num_20_4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7" style:display-name="RTF_Num 47">
      <text:list-level-style-bullet text:level="1" text:style-name="RTF_5f_Num_20_4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8" style:display-name="RTF_Num 48">
      <text:list-level-style-bullet text:level="1" text:style-name="RTF_5f_Num_20_4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9" style:display-name="RTF_Num 49">
      <text:list-level-style-bullet text:level="1" text:style-name="RTF_5f_Num_20_4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0" style:display-name="RTF_Num 50">
      <text:list-level-style-bullet text:level="1" text:style-name="RTF_5f_Num_20_5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1" style:display-name="RTF_Num 51">
      <text:list-level-style-bullet text:level="1" text:style-name="RTF_5f_Num_20_5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2" style:display-name="RTF_Num 52">
      <text:list-level-style-bullet text:level="1" text:style-name="RTF_5f_Num_20_5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3" style:display-name="RTF_Num 53">
      <text:list-level-style-bullet text:level="1" text:style-name="RTF_5f_Num_20_5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4" style:display-name="RTF_Num 54">
      <text:list-level-style-bullet text:level="1" text:style-name="RTF_5f_Num_20_5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5" style:display-name="RTF_Num 55">
      <text:list-level-style-bullet text:level="1" text:style-name="RTF_5f_Num_20_5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6" style:display-name="RTF_Num 56">
      <text:list-level-style-bullet text:level="1" text:style-name="RTF_5f_Num_20_5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7" style:display-name="RTF_Num 57">
      <text:list-level-style-bullet text:level="1" text:style-name="RTF_5f_Num_20_5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8" style:display-name="RTF_Num 58">
      <text:list-level-style-bullet text:level="1" text:style-name="RTF_5f_Num_20_5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9" style:display-name="RTF_Num 59">
      <text:list-level-style-bullet text:level="1" text:style-name="RTF_5f_Num_20_5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0" style:display-name="RTF_Num 60">
      <text:list-level-style-bullet text:level="1" text:style-name="RTF_5f_Num_20_6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1" style:display-name="RTF_Num 61">
      <text:list-level-style-bullet text:level="1" text:style-name="RTF_5f_Num_20_6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2" style:display-name="RTF_Num 62">
      <text:list-level-style-bullet text:level="1" text:style-name="RTF_5f_Num_20_6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3" style:display-name="RTF_Num 63">
      <text:list-level-style-bullet text:level="1" text:style-name="RTF_5f_Num_20_6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4" style:display-name="RTF_Num 64">
      <text:list-level-style-bullet text:level="1" text:style-name="RTF_5f_Num_20_6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5" style:display-name="RTF_Num 65">
      <text:list-level-style-bullet text:level="1" text:style-name="RTF_5f_Num_20_6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Dunn</meta:initial-creator>
    <meta:creation-date>2014-06-08T22:13:02</meta:creation-date>
    <dc:date>2014-06-08T22:17:28</dc:date>
    <dc:creator>A Dunn</dc:creator>
    <meta:editing-duration>P0D</meta:editing-duration>
    <meta:editing-cycles>1</meta:editing-cycles>
    <meta:document-statistic meta:table-count="0" meta:image-count="0" meta:object-count="0" meta:page-count="1" meta:paragraph-count="67" meta:word-count="557" meta:character-count="3365" meta:non-whitespace-character-count="2874"/>
    <meta:generator>LibreOffice/3.6$MacOSX_x86 LibreOffice_project/2ef5aff-a6fb0ff-166bdff-cf087ad-0f1389</meta:generator>
  </office:meta>
</office:document-meta>
</file>